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width="0.102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ff420e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808080" draw:stroke-linejoin="round" draw:fill="solid" draw:fill-color="#23ff23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align="start" fo:text-indent="-0.944cm" style:line-break="strict"/>
    </style:style>
    <style:style style:name="P4" style:family="paragraph">
      <style:paragraph-properties fo:margin-left="0.952cm" fo:margin-right="0cm" fo:line-height="93%" fo:text-align="center" fo:text-indent="-0.944cm" style:line-break="strict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ff0000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Reitinhaku Dijkstralla</text:span></text:p>
              </text:list-header>
            </text:list>
          </draw:text-box>
        </draw:frame>
        <draw:frame presentation:style-name="pr2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>- Dijkstran reitinhakualgoritmi minimikekoa käyttäen</text:span></text:p>
                <text:p text:style-name="P3"><text:span text:style-name="T1">- Ohjelmalle syötetään verkko vierusmatriisina</text:span></text:p>
                <text:p text:style-name="P3"><text:span text:style-name="T1"/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Yksinkertainen esimerkkiverkko</text:span></text:p>
              </text:list-header>
            </text:list>
          </draw:text-box>
        </draw:frame>
        <draw:custom-shape draw:style-name="gr1" draw:text-style-name="P2" xml:id="id1" draw:id="id1" draw:layer="layout" svg:width="2.284cm" svg:height="2.284cm" svg:x="5.843cm" svg:y="7.113cm">
          <text:list text:style-name="L1">
            <text:list-header>
              <text:p text:style-name="P5"><text:span text:style-name="T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284cm" svg:height="2.284cm" svg:x="6.606cm" svg:y="14.477cm">
          <text:list text:style-name="L1">
            <text:list-header>
              <text:p text:style-name="P5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284cm" svg:height="2.284cm" svg:x="13.714cm" svg:y="6.094cm">
          <text:list text:style-name="L1">
            <text:list-header>
              <text:p text:style-name="P5"><text:span text:style-name="T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284cm" svg:height="2.284cm" svg:x="15.747cm" svg:y="15.24cm">
          <text:list text:style-name="L1">
            <text:list-header>
              <text:p text:style-name="P5"><text:span text:style-name="T1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line" svg:x1="6.985cm" svg:y1="9.397cm" svg:x2="7.748cm" svg:y2="14.477cm" draw:start-shape="id1" draw:start-glue-point="8" draw:end-shape="id2" draw:end-glue-point="4" svg:d="m6985 9397 763 5080" svg:viewBox="0 0 764 5081">
          <text:p/>
        </draw:connector>
        <draw:connector draw:style-name="gr2" draw:text-style-name="P6" draw:layer="layout" draw:type="line" svg:x1="8.89cm" svg:y1="15.619cm" svg:x2="16.081cm" svg:y2="15.574cm" draw:start-shape="id2" draw:start-glue-point="10" draw:end-shape="id3" draw:end-glue-point="5" svg:d="m8890 15619 7191-45" svg:viewBox="0 0 7192 46">
          <text:p/>
        </draw:connector>
        <draw:connector draw:style-name="gr2" draw:text-style-name="P6" draw:layer="layout" draw:type="line" svg:x1="16.889cm" svg:y1="15.24cm" svg:x2="14.048cm" svg:y2="8.044cm" draw:start-shape="id3" draw:start-glue-point="4" draw:end-shape="id4" draw:end-glue-point="7" svg:d="m16889 15240-2841-7196" svg:viewBox="0 0 2842 7197">
          <text:p/>
        </draw:connector>
        <draw:connector draw:style-name="gr2" draw:text-style-name="P6" draw:layer="layout" draw:type="line" svg:x1="8.127cm" svg:y1="8.255cm" svg:x2="13.714cm" svg:y2="7.236cm" draw:start-shape="id1" draw:start-glue-point="10" draw:end-shape="id4" draw:end-glue-point="6" svg:d="m8127 8255 5587-1019" svg:viewBox="0 0 5588 1020">
          <text:p/>
        </draw:connector>
        <draw:custom-shape draw:style-name="gr3" draw:text-style-name="P2" draw:layer="layout" svg:width="20.827cm" svg:height="0.961cm" svg:x="4.317cm" svg:y="18.036cm">
          <text:list text:style-name="L1">
            <text:list-header>
              <text:p text:style-name="P1"><text:span text:style-name="T1">- Solmusta 0 halutaan solmuun 1, mikä on lyhin reitti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507cm" svg:height="4.643cm" svg:x="10.416cm" svg:y="7.876cm">
          <text:list text:style-name="L2">
            <text:list-header>
              <text:p text:style-name="P7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6.094cm" svg:y="11.174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4.226cm" svg:y="10.98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526cm" svg:height="0.957cm" svg:x="11.43cm" svg:y="14.733cm">
          <text:list text:style-name="L2">
            <text:list-header>
              <text:p text:style-name="P7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xml:id="id5" draw:id="id5" draw:layer="layout" svg:width="2.284cm" svg:height="2.284cm" svg:x="19.304cm" svg:y="6.096cm">
          <text:list text:style-name="L1">
            <text:list-header>
              <text:p text:style-name="P5"><text:span text:style-name="T1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s" svg:x1="15.998cm" svg:y1="7.236cm" svg:x2="19.304cm" svg:y2="7.238cm" draw:start-shape="id4" draw:start-glue-point="10" draw:end-shape="id5" draw:end-glue-point="6" svg:d="m15998 7236h514l2279 2h513" svg:viewBox="0 0 3307 3">
          <text:p><text:s text:c="11"/></text:p>
          <text:p><text:s text:c="8"/>1</text:p>
        </draw:connector>
        <presentation:notes draw:style-name="dp2">
          <draw:page-thumbnail draw:layer="layout" svg:width="13.97cm" svg:height="10.478cm" svg:x="3.81cm" svg:y="2.121cm" draw:page-number="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Yksinkertainen esimerkkiverkko</text:span></text:p>
              </text:list-header>
            </text:list>
          </draw:text-box>
        </draw:frame>
        <draw:custom-shape draw:style-name="gr1" draw:text-style-name="P2" xml:id="id6" draw:id="id6" draw:layer="layout" svg:width="2.284cm" svg:height="2.284cm" svg:x="5.843cm" svg:y="7.113cm">
          <text:list text:style-name="L1">
            <text:list-header>
              <text:p text:style-name="P5"><text:span text:style-name="T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284cm" svg:height="2.284cm" svg:x="6.606cm" svg:y="14.477cm">
          <text:list text:style-name="L1">
            <text:list-header>
              <text:p text:style-name="P5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284cm" svg:height="2.284cm" svg:x="13.714cm" svg:y="6.094cm">
          <text:list text:style-name="L1">
            <text:list-header>
              <text:p text:style-name="P5"><text:span text:style-name="T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284cm" svg:height="2.284cm" svg:x="15.747cm" svg:y="15.24cm">
          <text:list text:style-name="L1">
            <text:list-header>
              <text:p text:style-name="P5"><text:span text:style-name="T1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line" svg:x1="6.985cm" svg:y1="9.397cm" svg:x2="7.748cm" svg:y2="14.477cm" draw:start-shape="id6" draw:start-glue-point="8" draw:end-shape="id7" draw:end-glue-point="4" svg:d="m6985 9397 763 5080" svg:viewBox="0 0 764 5081">
          <text:p/>
        </draw:connector>
        <draw:connector draw:style-name="gr2" draw:text-style-name="P6" draw:layer="layout" draw:type="line" svg:x1="8.89cm" svg:y1="15.619cm" svg:x2="16.081cm" svg:y2="15.574cm" draw:start-shape="id7" draw:start-glue-point="10" draw:end-shape="id8" draw:end-glue-point="5" svg:d="m8890 15619 7191-45" svg:viewBox="0 0 7192 46">
          <text:p/>
        </draw:connector>
        <draw:connector draw:style-name="gr2" draw:text-style-name="P6" draw:layer="layout" draw:type="line" svg:x1="16.889cm" svg:y1="15.24cm" svg:x2="14.048cm" svg:y2="8.044cm" draw:start-shape="id8" draw:start-glue-point="4" draw:end-shape="id9" draw:end-glue-point="7" svg:d="m16889 15240-2841-7196" svg:viewBox="0 0 2842 7197">
          <text:p/>
        </draw:connector>
        <draw:connector draw:style-name="gr2" draw:text-style-name="P6" draw:layer="layout" draw:type="line" svg:x1="8.127cm" svg:y1="8.255cm" svg:x2="13.714cm" svg:y2="7.236cm" draw:start-shape="id6" draw:start-glue-point="10" draw:end-shape="id9" draw:end-glue-point="6" svg:d="m8127 8255 5587-1019" svg:viewBox="0 0 5588 1020">
          <text:p/>
        </draw:connector>
        <draw:custom-shape draw:style-name="gr3" draw:text-style-name="P2" draw:layer="layout" svg:width="21.334cm" svg:height="2.386cm" svg:x="3.554cm" svg:y="3.81cm">
          <text:list text:style-name="L1">
            <text:list-header>
              <text:p text:style-name="P1"><text:span text:style-name="T1">- Algoritmi laskee painot reiteille aloitussolmusta kunnes päästään maalisolmuun, tällöin tiedetään lyhin mahdollinen reitti pienimpien painojen perustee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14cm" svg:height="0.961cm" svg:x="13.207cm" svg:y="6.196cm">
          <text:list text:style-name="L3">
            <text:list-header>
              <text:p text:style-name="P1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14cm" svg:height="0.962cm" svg:x="7.876cm" svg:y="13.714cm">
          <text:list text:style-name="L3">
            <text:list-header>
              <text:p text:style-name="P1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4cm" svg:height="0.961cm" svg:x="13.207cm" svg:y="15.8cm">
          <text:list text:style-name="L3">
            <text:list-header>
              <text:p text:style-name="P1"><text:span text:style-name="T3">1+2=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4cm" svg:height="0.961cm" svg:x="14.349cm" svg:y="8.436cm">
          <text:list text:style-name="L3">
            <text:list-header>
              <text:p text:style-name="P1"><text:span text:style-name="T3">3+1=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84cm" svg:height="1.27cm" svg:x="14.049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1.334cm" svg:height="2.386cm" svg:x="2.54cm" svg:y="17.934cm">
          <text:list text:style-name="L1">
            <text:list-header>
              <text:p text:style-name="P1"><text:span text:style-name="T1">- Solmuja läpikäytäessä tallennetaan jokaisen solmun tietoihin se solmu josta ko. solmuun on tultu, joten voidaan myöhemmin tulostaa kuljettu reitti. (0,3,2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6.094cm" svg:y="11.179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4.226cm" svg:y="11.174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526cm" svg:height="0.957cm" svg:x="11.43cm" svg:y="14.733cm">
          <text:list text:style-name="L2">
            <text:list-header>
              <text:p text:style-name="P7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507cm" svg:height="4.643cm" svg:x="10.416cm" svg:y="7.876cm">
          <text:list text:style-name="L2">
            <text:list-header>
              <text:p text:style-name="P7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1">
              <text:list-header>
                <text:p text:style-name="P7"><text:span text:style-name="T2">Testiverkko</text:span></text:p>
              </text:list-header>
            </text:list>
          </draw:text-box>
        </draw:frame>
        <draw:custom-shape draw:style-name="gr4" draw:text-style-name="P2" draw:layer="layout" svg:width="24.13cm" svg:height="0.957cm" svg:x="1.777cm" svg:y="18.036cm">
          <text:list text:style-name="L1">
            <text:list-header>
              <text:p text:style-name="P7"><text:span text:style-name="T2">- Numerointi 0-5, lyhin reitti pituudeltaan 7, eli solmujen <text:s/>0, 2, 3, 4, 5 kautt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14cm" svg:height="0.957cm" svg:x="13.207cm" svg:y="15.496cm">
          <text:list text:style-name="L1">
            <text:list-header>
              <text:p text:style-name="P7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14cm" svg:height="0.957cm" svg:x="19.05cm" svg:y="12.193cm">
          <text:list text:style-name="L1">
            <text:list-header>
              <text:p text:style-name="P7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14cm" svg:height="0.957cm" svg:x="18.543cm" svg:y="7.113cm">
          <text:list text:style-name="L1">
            <text:list-header>
              <text:p text:style-name="P7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14cm" svg:height="0.957cm" svg:x="12.444cm" svg:y="4.63cm">
          <text:list text:style-name="L1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763cm" svg:height="0.957cm" svg:x="7.876cm" svg:y="13.463cm">
          <text:list text:style-name="L1">
            <text:list-header>
              <text:p text:style-name="P7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14cm" svg:height="0.957cm" svg:x="6.857cm" svg:y="8.634cm">
          <text:list text:style-name="L1">
            <text:list-header>
              <text:p text:style-name="P7"><text:span text:style-name="T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xml:id="id14" draw:id="id14" draw:layer="layout" svg:width="2.284cm" svg:height="2.284cm" svg:x="12.7cm" svg:y="14.733cm">
          <text:list text:style-name="L1">
            <text:list-header>
              <text:p text:style-name="P5"><text:span text:style-name="T1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284cm" svg:height="2.284cm" svg:x="18.036cm" svg:y="6.606cm">
          <text:list text:style-name="L1">
            <text:list-header>
              <text:p text:style-name="P5"><text:span text:style-name="T1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284cm" svg:height="2.284cm" svg:x="11.686cm" svg:y="4.066cm">
          <text:list text:style-name="L1">
            <text:list-header>
              <text:p text:style-name="P5"><text:span text:style-name="T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284cm" svg:height="2.284cm" svg:x="18.543cm" svg:y="11.686cm">
          <text:list text:style-name="L1">
            <text:list-header>
              <text:p text:style-name="P5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2.284cm" svg:height="2.284cm" svg:x="7.113cm" svg:y="12.956cm">
          <text:list text:style-name="L1">
            <text:list-header>
              <text:p text:style-name="P5"><text:span text:style-name="T1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0" draw:id="id10" draw:layer="layout" svg:width="2.284cm" svg:height="2.284cm" svg:x="6.35cm" svg:y="7.876cm">
          <text:list text:style-name="L1">
            <text:list-header>
              <text:p text:style-name="P5"><text:span text:style-name="T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line" svg:x1="8.634cm" svg:y1="9.018cm" svg:x2="18.036cm" svg:y2="7.748cm" draw:start-shape="id10" draw:start-glue-point="10" draw:end-shape="id11" draw:end-glue-point="6" svg:d="m8634 9018 9402-1270" svg:viewBox="0 0 9403 1271">
          <text:p/>
        </draw:connector>
        <draw:connector draw:style-name="gr2" draw:text-style-name="P6" draw:layer="layout" draw:type="line" svg:x1="13.636cm" svg:y1="6.016cm" svg:x2="18.877cm" svg:y2="12.02cm" draw:start-shape="id12" draw:start-glue-point="9" draw:end-shape="id13" draw:end-glue-point="5" svg:d="m13636 6016 5241 6004" svg:viewBox="0 0 5242 6005">
          <text:p/>
        </draw:connector>
        <draw:connector draw:style-name="gr2" draw:text-style-name="P6" draw:layer="layout" draw:type="line" svg:x1="13.97cm" svg:y1="5.208cm" svg:x2="18.37cm" svg:y2="6.94cm" draw:start-shape="id12" draw:start-glue-point="10" draw:end-shape="id11" draw:end-glue-point="5" svg:d="m13970 5208 4400 1732" svg:viewBox="0 0 4401 1733">
          <text:p/>
        </draw:connector>
        <draw:connector draw:style-name="gr2" draw:text-style-name="P6" draw:layer="layout" draw:type="line" svg:x1="19.986cm" svg:y1="8.556cm" svg:x2="20.493cm" svg:y2="12.02cm" draw:start-shape="id11" draw:start-glue-point="9" draw:end-shape="id13" draw:end-glue-point="11" svg:d="m19986 8556 507 3464" svg:viewBox="0 0 508 3465">
          <text:p/>
        </draw:connector>
        <draw:connector draw:style-name="gr2" draw:text-style-name="P6" draw:layer="layout" draw:type="line" svg:x1="14.65cm" svg:y1="15.067cm" svg:x2="18.37cm" svg:y2="8.556cm" draw:start-shape="id14" draw:start-glue-point="11" draw:end-shape="id11" draw:end-glue-point="7" svg:d="m14650 15067 3720-6511" svg:viewBox="0 0 3721 6512">
          <text:p/>
        </draw:connector>
        <draw:connector draw:style-name="gr2" draw:text-style-name="P6" draw:layer="layout" draw:type="line" svg:x1="18.877cm" svg:y1="13.636cm" svg:x2="14.984cm" svg:y2="15.875cm" draw:start-shape="id13" draw:start-glue-point="7" draw:end-shape="id14" draw:end-glue-point="10" svg:d="m18877 13636-3893 2239" svg:viewBox="0 0 3894 2240">
          <text:p/>
        </draw:connector>
        <draw:connector draw:style-name="gr2" draw:text-style-name="P6" draw:layer="layout" draw:type="line" svg:x1="9.063cm" svg:y1="13.29cm" svg:x2="18.543cm" svg:y2="12.828cm" draw:start-shape="id15" draw:start-glue-point="11" draw:end-shape="id13" draw:end-glue-point="6" svg:d="m9063 13290 9480-462" svg:viewBox="0 0 9481 463">
          <text:p/>
        </draw:connector>
        <draw:connector draw:style-name="gr2" draw:text-style-name="P6" draw:layer="layout" draw:type="line" svg:x1="9.397cm" svg:y1="14.098cm" svg:x2="12.7cm" svg:y2="15.875cm" draw:start-shape="id15" draw:start-glue-point="10" draw:end-shape="id14" draw:end-glue-point="6" svg:d="m9397 14098 3303 1777" svg:viewBox="0 0 3304 1778">
          <text:p/>
        </draw:connector>
        <draw:custom-shape draw:style-name="gr4" draw:text-style-name="P2" draw:layer="layout" svg:width="1.27cm" svg:height="0.957cm" svg:x="16.254cm" svg:y="5.208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20.32cm" svg:y="9.454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7.101cm" svg:y="14.733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0.16cm" svg:y="14.984cm">
          <text:list text:style-name="L2">
            <text:list-header>
              <text:p text:style-name="P7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1.686cm" svg:y="12.193cm">
          <text:list text:style-name="L2">
            <text:list-header>
              <text:p text:style-name="P7"><text:span text:style-name="T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0.16cm" svg:y="7.677cm">
          <text:list text:style-name="L2">
            <text:list-header>
              <text:p text:style-name="P7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6.003cm" svg:y="10.473cm">
          <text:list text:style-name="L2">
            <text:list-header>
              <text:p text:style-name="P7"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7cm" svg:height="0.957cm" svg:x="13.635cm" svg:y="6.791cm">
          <text:list text:style-name="L2">
            <text:list-header>
              <text:p text:style-name="P7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66cm" svg:height="10.473cm" svg:x="3.81cm" svg:y="2.121cm" draw:page-number="4" presentation:class="page"/>
          <draw:frame presentation:style-name="pr3" draw:layer="layout" svg:width="17.268cm" svg:height="12.574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3cm" svg:x="1.398cm" svg:y="0.838cm" presentation:class="title" presentation:placeholder="true">
        <draw:text-box/>
      </draw:frame>
      <draw:frame presentation:style-name="Default-outline1" draw:layer="backgroundobjects" svg:width="24.624cm" svg:height="12.168cm" svg:x="1.398cm" svg:y="4.911cm" presentation:class="outline" presentation:placeholder="true">
        <draw:text-box/>
      </draw:frame>
      <draw:frame presentation:style-name="Mpr1" draw:layer="backgroundobjects" svg:width="6.509cm" svg:height="1.435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3cm" svg:height="1.435cm" svg:x="9.577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09cm" svg:height="1.435cm" svg:x="20.076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5" draw:text-style-name="MP6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sku </meta:initial-creator>
    <meta:creation-date>2014-02-17T23:16:58</meta:creation-date>
    <meta:editing-duration>P23DT22H11M8S</meta:editing-duration>
    <dc:date>2014-02-24T15:07:36</dc:date>
    <meta:document-statistic meta:object-count="100"/>
    <meta:generator>LibreOffice/3.5$Linux_X86_64 LibreOffice_project/350m1$Build-2</meta:generator>
  </office:meta>
</office:document-meta>
</file>